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Container.isEmp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tfContainer.addChild( RtfElem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tfContainer.setChildren( List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Container.RtfContainer( RtfContainer parent , Writer w , Rtf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Container.setOptions( RtfOptions o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Container.RtfContainer( RtfContainer parent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Container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Container.writeRtf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Container.getChil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Container.containsT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tfContainer.okToWriteRtf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Container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Container.dump( Writer w , int ind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Contain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